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roman" style:font-pitch="variable"/>
  </office:font-face-decls>
  <office:automatic-styles>
    <style:style style:name="P1" style:family="paragraph" style:parent-style-name="Standard">
      <style:text-properties officeooo:rsid="00124b52" officeooo:paragraph-rsid="00124b52"/>
    </style:style>
    <style:style style:name="P2" style:family="paragraph" style:parent-style-name="Standard">
      <style:text-properties officeooo:rsid="000d07e5" officeooo:paragraph-rsid="000d07e5"/>
    </style:style>
    <style:style style:name="P3" style:family="paragraph" style:parent-style-name="Standard">
      <style:text-properties officeooo:rsid="0001e804" officeooo:paragraph-rsid="0001e804"/>
    </style:style>
    <style:style style:name="P4" style:family="paragraph" style:parent-style-name="Standard">
      <style:text-properties officeooo:rsid="00037c73" officeooo:paragraph-rsid="00044e5b"/>
    </style:style>
    <style:style style:name="P5" style:family="paragraph" style:parent-style-name="Standard">
      <style:text-properties officeooo:rsid="00044e5b" officeooo:paragraph-rsid="00044e5b"/>
    </style:style>
    <style:style style:name="P6" style:family="paragraph" style:parent-style-name="Standard">
      <style:text-properties fo:language="de" fo:country="DE" officeooo:rsid="00293db2" officeooo:paragraph-rsid="00124b52"/>
    </style:style>
    <style:style style:name="P7" style:family="paragraph" style:parent-style-name="Standard">
      <style:text-properties fo:language="de" fo:country="DE" officeooo:rsid="002a6e72" officeooo:paragraph-rsid="00124b52"/>
    </style:style>
    <style:style style:name="P8" style:family="paragraph" style:parent-style-name="Standard">
      <style:text-properties fo:language="de" fo:country="DE" officeooo:rsid="00506524" officeooo:paragraph-rsid="00609f49"/>
    </style:style>
    <style:style style:name="P9" style:family="paragraph" style:parent-style-name="Standard">
      <style:text-properties fo:language="de" fo:country="DE" officeooo:rsid="0066c2e4" officeooo:paragraph-rsid="0066c2e4"/>
    </style:style>
    <style:style style:name="P10" style:family="paragraph" style:parent-style-name="Standard">
      <style:text-properties officeooo:rsid="002c3409" officeooo:paragraph-rsid="002c3409"/>
    </style:style>
    <style:style style:name="P11" style:family="paragraph" style:parent-style-name="Standard">
      <style:text-properties officeooo:rsid="001c1377" officeooo:paragraph-rsid="000fa6df"/>
    </style:style>
    <style:style style:name="P12" style:family="paragraph" style:parent-style-name="Standard">
      <style:text-properties officeooo:paragraph-rsid="00340d42"/>
    </style:style>
    <style:style style:name="P13" style:family="paragraph" style:parent-style-name="Standard">
      <style:text-properties officeooo:rsid="001a5eb9" officeooo:paragraph-rsid="00340d42"/>
    </style:style>
    <style:style style:name="P14" style:family="paragraph" style:parent-style-name="Standard">
      <style:text-properties officeooo:rsid="00123fe0" officeooo:paragraph-rsid="003671d3"/>
    </style:style>
    <style:style style:name="P15" style:family="paragraph" style:parent-style-name="Standard">
      <style:text-properties officeooo:rsid="00382499" officeooo:paragraph-rsid="00382499"/>
    </style:style>
    <style:style style:name="P16" style:family="paragraph" style:parent-style-name="Standard">
      <style:text-properties officeooo:rsid="00382499" officeooo:paragraph-rsid="0039ce45"/>
    </style:style>
    <style:style style:name="P17" style:family="paragraph" style:parent-style-name="Standard">
      <style:text-properties officeooo:rsid="00382499" officeooo:paragraph-rsid="0059fa0d"/>
    </style:style>
    <style:style style:name="P18" style:family="paragraph" style:parent-style-name="Standard">
      <style:text-properties officeooo:rsid="003b8130" officeooo:paragraph-rsid="003b8130"/>
    </style:style>
    <style:style style:name="P19" style:family="paragraph" style:parent-style-name="Standard">
      <style:text-properties officeooo:rsid="003b8130" officeooo:paragraph-rsid="005b9a21"/>
    </style:style>
    <style:style style:name="P20" style:family="paragraph" style:parent-style-name="Standard">
      <style:text-properties officeooo:paragraph-rsid="00466b3c"/>
    </style:style>
    <style:style style:name="P21" style:family="paragraph" style:parent-style-name="Standard">
      <style:text-properties officeooo:rsid="0041acfa" officeooo:paragraph-rsid="0041acfa"/>
    </style:style>
    <style:style style:name="P22" style:family="paragraph" style:parent-style-name="Standard">
      <style:text-properties officeooo:rsid="0041acfa" officeooo:paragraph-rsid="00466b3c"/>
    </style:style>
    <style:style style:name="P23" style:family="paragraph" style:parent-style-name="Standard">
      <style:text-properties officeooo:rsid="0041acfa" officeooo:paragraph-rsid="006ae7ff"/>
    </style:style>
    <style:style style:name="P24" style:family="paragraph" style:parent-style-name="Standard">
      <style:text-properties officeooo:rsid="00096e69" officeooo:paragraph-rsid="000c7b0f"/>
    </style:style>
    <style:style style:name="P25" style:family="paragraph" style:parent-style-name="Standard">
      <style:text-properties officeooo:paragraph-rsid="00629f5e"/>
    </style:style>
    <style:style style:name="P26" style:family="paragraph" style:parent-style-name="Standard">
      <style:text-properties officeooo:rsid="0059fa0d" officeooo:paragraph-rsid="0059fa0d"/>
    </style:style>
    <style:style style:name="P27" style:family="paragraph" style:parent-style-name="Standard">
      <style:text-properties officeooo:rsid="0054000b" officeooo:paragraph-rsid="0054000b"/>
    </style:style>
    <style:style style:name="P28" style:family="paragraph" style:parent-style-name="Standard">
      <style:text-properties officeooo:rsid="0054000b" officeooo:paragraph-rsid="00629f5e"/>
    </style:style>
    <style:style style:name="P29" style:family="paragraph" style:parent-style-name="Standard">
      <style:text-properties officeooo:rsid="004bc3b0" officeooo:paragraph-rsid="006ae7ff"/>
    </style:style>
    <style:style style:name="P30" style:family="paragraph" style:parent-style-name="Standard">
      <style:text-properties officeooo:rsid="005741c8" officeooo:paragraph-rsid="006ae7ff"/>
    </style:style>
    <style:style style:name="P31" style:family="paragraph" style:parent-style-name="Standard">
      <style:text-properties officeooo:rsid="0057e451" officeooo:paragraph-rsid="006ae7ff"/>
    </style:style>
    <style:style style:name="P32" style:family="paragraph" style:parent-style-name="Standard">
      <style:text-properties officeooo:paragraph-rsid="0058b26b"/>
    </style:style>
    <style:style style:name="P33" style:family="paragraph" style:parent-style-name="Standard">
      <style:text-properties officeooo:rsid="0059c75d" officeooo:paragraph-rsid="0059c75d"/>
    </style:style>
    <style:style style:name="P34" style:family="paragraph" style:parent-style-name="Standard">
      <style:text-properties officeooo:paragraph-rsid="005b9a21"/>
    </style:style>
    <style:style style:name="P35" style:family="paragraph" style:parent-style-name="Standard">
      <style:text-properties officeooo:paragraph-rsid="0015a7dd"/>
    </style:style>
    <style:style style:name="P36" style:family="paragraph" style:parent-style-name="Standard">
      <style:text-properties officeooo:rsid="003ea182" officeooo:paragraph-rsid="0062334d"/>
    </style:style>
    <style:style style:name="P37" style:family="paragraph" style:parent-style-name="Standard">
      <style:text-properties officeooo:paragraph-rsid="0062334d"/>
    </style:style>
    <style:style style:name="P38" style:family="paragraph" style:parent-style-name="Standard">
      <style:text-properties officeooo:rsid="00652a89" officeooo:paragraph-rsid="00652a89"/>
    </style:style>
    <style:style style:name="P39" style:family="paragraph" style:parent-style-name="Standard">
      <style:text-properties officeooo:rsid="000e3d06" officeooo:paragraph-rsid="00690c50"/>
    </style:style>
    <style:style style:name="P40" style:family="paragraph" style:parent-style-name="Standard">
      <style:text-properties officeooo:paragraph-rsid="006ae7ff"/>
    </style:style>
    <style:style style:name="P41" style:family="paragraph" style:parent-style-name="Standard">
      <style:text-properties officeooo:paragraph-rsid="00690c50"/>
    </style:style>
    <style:style style:name="P42" style:family="paragraph" style:parent-style-name="Heading_20_1">
      <style:text-properties officeooo:rsid="000e3d06" officeooo:paragraph-rsid="000e3d06"/>
    </style:style>
    <style:style style:name="P43" style:family="paragraph" style:parent-style-name="Heading_20_1">
      <style:paragraph-properties fo:break-before="page"/>
    </style:style>
    <style:style style:name="P44" style:family="paragraph" style:parent-style-name="Heading_20_1" style:list-style-name="">
      <style:paragraph-properties fo:break-before="page"/>
      <style:text-properties officeooo:rsid="00340d42" officeooo:paragraph-rsid="00340d42"/>
    </style:style>
    <style:style style:name="P45" style:family="paragraph" style:parent-style-name="Heading_20_1">
      <style:paragraph-properties fo:break-before="page"/>
      <style:text-properties officeooo:paragraph-rsid="006ae7ff"/>
    </style:style>
    <style:style style:name="P46" style:family="paragraph" style:parent-style-name="Heading_20_2">
      <style:paragraph-properties fo:break-before="page"/>
      <style:text-properties officeooo:rsid="002b472b" officeooo:paragraph-rsid="002b472b"/>
    </style:style>
    <style:style style:name="P47" style:family="paragraph" style:parent-style-name="Heading_20_2">
      <style:text-properties officeooo:paragraph-rsid="00629f5e"/>
    </style:style>
    <style:style style:name="P48" style:family="paragraph" style:parent-style-name="Heading_20_2">
      <style:text-properties officeooo:rsid="00609f49" officeooo:paragraph-rsid="00609f49"/>
    </style:style>
    <style:style style:name="P49" style:family="paragraph" style:parent-style-name="Heading_20_2">
      <style:text-properties officeooo:paragraph-rsid="00124b52"/>
    </style:style>
    <style:style style:name="P50" style:family="paragraph" style:parent-style-name="Heading_20_2">
      <style:text-properties officeooo:paragraph-rsid="006ae7ff"/>
    </style:style>
    <style:style style:name="P51" style:family="paragraph" style:parent-style-name="Heading_20_4">
      <style:text-properties officeooo:rsid="0059fa0d" officeooo:paragraph-rsid="0059fa0d"/>
    </style:style>
    <style:style style:name="P52" style:family="paragraph" style:parent-style-name="Heading_20_4">
      <style:text-properties officeooo:paragraph-rsid="006ae7ff"/>
    </style:style>
    <style:style style:name="P53" style:family="paragraph" style:parent-style-name="Standard">
      <style:text-properties officeooo:rsid="006d055c" officeooo:paragraph-rsid="006d055c"/>
    </style:style>
    <style:style style:name="P54" style:family="paragraph" style:parent-style-name="Standard">
      <style:text-properties officeooo:rsid="006d055c" officeooo:paragraph-rsid="006e1a88"/>
    </style:style>
    <style:style style:name="P55" style:family="paragraph" style:parent-style-name="Standard">
      <style:text-properties officeooo:rsid="006e1a88" officeooo:paragraph-rsid="006e1a88"/>
    </style:style>
    <style:style style:name="P56" style:family="paragraph" style:parent-style-name="Standard">
      <style:text-properties officeooo:rsid="006e8b41" officeooo:paragraph-rsid="006e8b41"/>
    </style:style>
    <style:style style:name="T1" style:family="text">
      <style:text-properties officeooo:rsid="00044e5b"/>
    </style:style>
    <style:style style:name="T2" style:family="text">
      <style:text-properties officeooo:rsid="0004f01f"/>
    </style:style>
    <style:style style:name="T3" style:family="text">
      <style:text-properties officeooo:rsid="0006bb91"/>
    </style:style>
    <style:style style:name="T4" style:family="text">
      <style:text-properties officeooo:rsid="0008189c"/>
    </style:style>
    <style:style style:name="T5" style:family="text">
      <style:text-properties officeooo:rsid="000ad205"/>
    </style:style>
    <style:style style:name="T6" style:family="text">
      <style:text-properties officeooo:rsid="000c7b0f"/>
    </style:style>
    <style:style style:name="T7" style:family="text">
      <style:text-properties officeooo:rsid="000fa6df"/>
    </style:style>
    <style:style style:name="T8" style:family="text">
      <style:text-properties officeooo:rsid="00124b52"/>
    </style:style>
    <style:style style:name="T9" style:family="text">
      <style:text-properties officeooo:rsid="001c1377"/>
    </style:style>
    <style:style style:name="T10" style:family="text">
      <style:text-properties officeooo:rsid="001f1703"/>
    </style:style>
    <style:style style:name="T11" style:family="text">
      <style:text-properties officeooo:rsid="00208fb4"/>
    </style:style>
    <style:style style:name="T12" style:family="text">
      <style:text-properties officeooo:rsid="002c3409"/>
    </style:style>
    <style:style style:name="T13" style:family="text">
      <style:text-properties officeooo:rsid="002cb7f6"/>
    </style:style>
    <style:style style:name="T14" style:family="text">
      <style:text-properties officeooo:rsid="002e3421"/>
    </style:style>
    <style:style style:name="T15" style:family="text">
      <style:text-properties fo:font-style="normal" style:text-underline-style="none" fo:font-weight="normal" style:font-style-asian="normal" style:font-weight-asian="normal"/>
    </style:style>
    <style:style style:name="T16" style:family="text">
      <style:text-properties fo:font-style="normal" style:text-underline-style="none" fo:font-weight="normal" officeooo:rsid="005b9a21" style:font-style-asian="normal" style:font-weight-asian="normal"/>
    </style:style>
    <style:style style:name="T17" style:family="text">
      <style:text-properties fo:font-style="normal" style:text-underline-style="none" fo:font-weight="normal" officeooo:rsid="00690c50" style:font-style-asian="normal" style:font-weight-asian="normal"/>
    </style:style>
    <style:style style:name="T18" style:family="text">
      <style:text-properties fo:font-style="normal" style:text-underline-style="none" fo:font-weight="normal" officeooo:rsid="00309630" style:font-style-asian="normal" style:font-weight-asian="normal"/>
    </style:style>
    <style:style style:name="T19" style:family="text">
      <style:text-properties officeooo:rsid="00309630"/>
    </style:style>
    <style:style style:name="T20" style:family="text">
      <style:text-properties officeooo:rsid="0031ae5b"/>
    </style:style>
    <style:style style:name="T21" style:family="text">
      <style:text-properties officeooo:rsid="00340d42"/>
    </style:style>
    <style:style style:name="T22" style:family="text">
      <style:text-properties officeooo:rsid="003671d3"/>
    </style:style>
    <style:style style:name="T23" style:family="text">
      <style:text-properties officeooo:rsid="00382499"/>
    </style:style>
    <style:style style:name="T24" style:family="text">
      <style:text-properties officeooo:rsid="0039ce45"/>
    </style:style>
    <style:style style:name="T25" style:family="text">
      <style:text-properties officeooo:rsid="00466b3c"/>
    </style:style>
    <style:style style:name="T26" style:family="text">
      <style:text-properties officeooo:rsid="0054000b"/>
    </style:style>
    <style:style style:name="T27" style:family="text">
      <style:text-properties officeooo:rsid="0055e1fe"/>
    </style:style>
    <style:style style:name="T28" style:family="text">
      <style:text-properties officeooo:rsid="005741c8"/>
    </style:style>
    <style:style style:name="T29" style:family="text">
      <style:text-properties officeooo:rsid="0057e451"/>
    </style:style>
    <style:style style:name="T30" style:family="text">
      <style:text-properties officeooo:rsid="0058b26b"/>
    </style:style>
    <style:style style:name="T31" style:family="text">
      <style:text-properties officeooo:rsid="0059c75d"/>
    </style:style>
    <style:style style:name="T32" style:family="text">
      <style:text-properties officeooo:rsid="0059fa0d"/>
    </style:style>
    <style:style style:name="T33" style:family="text">
      <style:text-properties officeooo:rsid="005b9a21"/>
    </style:style>
    <style:style style:name="T34" style:family="text">
      <style:text-properties officeooo:rsid="005c5e94"/>
    </style:style>
    <style:style style:name="T35" style:family="text">
      <style:text-properties officeooo:rsid="005ddbf8"/>
    </style:style>
    <style:style style:name="T36" style:family="text">
      <style:text-properties officeooo:rsid="005e3780"/>
    </style:style>
    <style:style style:name="T37" style:family="text">
      <style:text-properties officeooo:rsid="00609f49"/>
    </style:style>
    <style:style style:name="T38" style:family="text">
      <style:text-properties fo:language="de" fo:country="DE" officeooo:rsid="002a6e72"/>
    </style:style>
    <style:style style:name="T39" style:family="text">
      <style:text-properties fo:language="de" fo:country="DE" officeooo:rsid="00124b52"/>
    </style:style>
    <style:style style:name="T40" style:family="text">
      <style:text-properties officeooo:rsid="0062334d"/>
    </style:style>
    <style:style style:name="T41" style:family="text">
      <style:text-properties officeooo:rsid="00629f5e"/>
    </style:style>
    <style:style style:name="T42" style:family="text">
      <style:text-properties officeooo:rsid="00652a89"/>
    </style:style>
    <style:style style:name="T43" style:family="text">
      <style:text-properties officeooo:rsid="0066c2e4"/>
    </style:style>
    <style:style style:name="T44" style:family="text">
      <style:text-properties officeooo:rsid="002b472b"/>
    </style:style>
    <style:style style:name="T45" style:family="text">
      <style:text-properties officeooo:rsid="00096e69"/>
    </style:style>
    <style:style style:name="T46" style:family="text">
      <style:text-properties officeooo:rsid="006e1a88"/>
    </style:style>
    <style:style style:name="T47" style:family="text">
      <style:text-properties officeooo:rsid="006f5c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Kampfablauf</text:h>
      <text:p text:style-name="P3">Kampfsituationen sind schnelllebig<text:span text:style-name="T9">e und gefährliche Situationen</text:span>, <text:span text:style-name="T9">wo </text:span>Kämpfer nur wenig Zeit zum Agieren haben. Um diese Schnelllebigkeit des Kampfes spielbar zu machen, wird dieser in <text:span text:style-name="T1">zwei Phasen</text:span> unterteilt<text:span text:style-name="T9">, welche die Handlungsreihenfolge bestimmen.</text:span></text:p>
      <text:h text:style-name="Heading_20_2" text:outline-level="2"><text:span text:style-name="T40">Kampfp</text:span>hasen</text:h>
      <text:p text:style-name="P5"><text:span text:style-name="T9">Kämpfe sind </text:span>in zwei Phasen unterteilt: Spieler- und Gegnerphase.</text:p>
      <text:p text:style-name="P41"><text:span text:style-name="T1">Innerhalb der Spielerphase </text:span><text:span text:style-name="T40">sind die</text:span><text:span text:style-name="T1"> Spieler </text:span><text:span text:style-name="T40">am Zug und können eine </text:span><text:span text:style-name="T15">Handlung</text:span><text:span text:style-name="T1"> ausführen. Es gibt keine festgelegte Handlungsreihenfolge. </text:span><text:span text:style-name="T40">S</text:span><text:span text:style-name="T1">obald ein Spieler eine </text:span><text:span text:style-name="T15">Handlung</text:span><text:span text:style-name="T1"> ausgeführt hat, ist die Spielerphase beendet und die Gegnerphase beginnt.</text:span></text:p>
      <text:p text:style-name="P41"><text:span text:style-name="T1">Während der Gegnerphase </text:span><text:span text:style-name="T9">ist der Spielmeister am Zug, </text:span><text:span text:style-name="T40">welcher </text:span><text:span text:style-name="T1">die Ge</text:span><text:span text:style-name="T9">gn</text:span><text:span text:style-name="T1">er </text:span><text:span text:style-name="T9">verkörpert</text:span><text:span text:style-name="T1">. </text:span><text:span text:style-name="T2">Auch hier gilt, sobald </text:span><text:span text:style-name="T40">irgendein</text:span><text:span text:style-name="T9"> </text:span><text:span text:style-name="T2">Gegner eine </text:span><text:span text:style-name="T15">Handlung</text:span><text:span text:style-name="T2"> ausgeführt </text:span><text:span text:style-name="T40">hat</text:span><text:span text:style-name="T2">, ist </text:span><text:span text:style-name="T40">Gegnerp</text:span><text:span text:style-name="T2">hase beendet und die Spieler sind erneut in ihrer Spielerphase am Zug.</text:span></text:p>
      <text:h text:style-name="Heading_20_2" text:outline-level="2">Kampfbeginn</text:h>
      <text:p text:style-name="P4"><text:span text:style-name="T9">Ein Kampf </text:span><text:span text:style-name="T40">beginnt</text:span><text:span text:style-name="T9">, sobald ein Spieler oder der Spielmeister den Kampf durch Ansage oder eine </text:span><text:span text:style-name="T40">aggressive Handlung eröffnet</text:span><text:span text:style-name="T9">. </text:span>Sobald ein Kampf initiiert wurde, beginnt die erste <text:span text:style-name="T1">Kampfphase. Sollten die Spieler den Kampf initiiert haben, so beginn</text:span><text:span text:style-name="T40">t der Kampf </text:span><text:span text:style-name="T1">mit </text:span><text:span text:style-name="T40">einer </text:span><text:span text:style-name="T1">Spielerphase. Andernfalls beginn</text:span><text:span text:style-name="T4">t</text:span><text:span text:style-name="T1"> </text:span><text:span text:style-name="T3">der Kampf mit einer </text:span><text:span text:style-name="T1">Gegner</text:span><text:span text:style-name="T3">phase</text:span><text:span text:style-name="T1">. </text:span></text:p>
      <text:h text:style-name="Heading_20_2" text:outline-level="2">Kampfende</text:h>
      <text:p text:style-name="P2">Ein Kampf ist beendet, sobald alle Gegner erfolgreich besiegt wurden. Das heißt nicht unbedingt, dass diese sterben müssen. Stattdessen können Spieler auch Gegner in die Flucht schlagen, betäuben, zum Kapitulieren bringen oder anderweitig neutralisieren. </text:p>
      <text:p text:style-name="P11"><text:span text:style-name="T40">Ein Kampf ist </text:span>auch beendet, wenn die Spieler durch Flucht, Kapitulieren oder Bewusstlosigkeit besiegt wurden.</text:p>
      <text:h text:style-name="Heading_20_2" text:outline-level="2"><text:span text:style-name="T14">(</text:span>INFOBLOCK<text:span text:style-name="T14">) Kämpfe wie in Action Filmen</text:span></text:h>
      <text:p text:style-name="P25">Die Kämpfe in Aeternum <text:span text:style-name="T41">sind inspiriert von Action Filmen und sollen die Dynamik und Spannung der Kampfszenen einfangen. Während eines Kampfes können sich die Spieler vorstellen, wie die Kamera immer wieder schnell hin- und herspringt, um die schnell und wirkungsvollen Handlungen zu zeigen. Jede Kampfphase ist dabei wie ein Action Shot im Film mit einer kurzen Kampfhandlung, worauf direkt die Reaktion folgt.</text:span></text:p>
      <text:h text:style-name="P46" text:outline-level="2">Synchronisieren</text:h>
      <text:p text:style-name="P41"><text:span text:style-name="T44">Spieler können sich im Kampf synchronisieren, </text:span><text:span text:style-name="T12">um zusammenzuarbeiten. Dadurch können mehrere Spieler innerhalb einer einzigen </text:span><text:span text:style-name="T41">Spielerp</text:span><text:span text:style-name="T12">hase jeweils eine </text:span><text:span text:style-name="T15">Handlung</text:span><text:span text:style-name="T12"> ausführen. Die </text:span><text:span text:style-name="T15">Handlung</text:span><text:span text:style-name="T17">en</text:span><text:span text:style-name="T12"> aller beteiligten Spieler müssen </text:span><text:span text:style-name="T41">dafür </text:span><text:span text:style-name="T12">einen </text:span><text:span text:style-name="T41">inhaltlichen </text:span><text:span text:style-name="T12">Zusammenhang haben und somit ein gemeinsames Ziel verfolgen. </text:span></text:p>
      <text:p text:style-name="P41"><text:span text:style-name="T12">Es darf kein Spieler mehr als eine </text:span><text:span text:style-name="T15">Handlung</text:span><text:span text:style-name="T12"> pro Phase ausführen.</text:span></text:p>
      <text:p text:style-name="P41"><text:span text:style-name="T12">Sobald mehrere Spieler sich synchronisiert haben, dürfen diese ihre gemeinsamen </text:span><text:span text:style-name="T15">Handlung</text:span><text:span text:style-name="T17">en</text:span><text:span text:style-name="T12"> in beliebiger Reihenfolge ausführen.</text:span></text:p>
      <text:p text:style-name="P41"><text:span text:style-name="T41">Nachdem </text:span><text:span text:style-name="T12">alle Spieler ihre </text:span><text:span text:style-name="T15">Handlung</text:span><text:span text:style-name="T12"> ausgeführt haben, ist die Spielerphase wie gewohnt beendet und die Gegner sind am Zug. </text:span></text:p>
      <text:p text:style-name="P41"><text:span text:style-name="T41">Aber Achtung: Auch die Gegner sind in der Lage sich zu synchronisieren und somit mehrere </text:span><text:span text:style-name="T15">Handlung</text:span><text:span text:style-name="T17">en</text:span><text:span text:style-name="T41"> gegen die Spieler in einer Gegnerphase auszuführen.</text:span></text:p>
      <text:h text:style-name="Heading_20_2" text:outline-level="2">Beispiele</text:h>
      <text:p text:style-name="P41"><text:span text:style-name="T41">Der Spielmeister entscheidet, ob </text:span><text:span text:style-name="T15">Handlung</text:span><text:span text:style-name="T17">en</text:span><text:span text:style-name="T41">, welche die Spieler synchronisiert ausführen wollen, inhaltlich </text:span><text:span text:style-name="T12">zusammenhängen und somit </text:span><text:span text:style-name="T41">erlaubt sind. </text:span></text:p>
      <text:p text:style-name="P41"><text:span text:style-name="T12">Einige Beispiele für zusammenhängende </text:span><text:span text:style-name="T15">Handlung</text:span><text:span text:style-name="T17">en</text:span><text:span text:style-name="T12"> sind:</text:span></text:p>
      <text:p text:style-name="P10">- den selben Gegner festhalten und angreifen</text:p>
      <text:p text:style-name="P10">- mit Räuberleiter einen Baum erklimmen</text:p>
      <text:p text:style-name="P10">- gemeinsam <text:span text:style-name="T13">in die selbe Richtung </text:span>flüchten</text:p>
      <text:h text:style-name="Heading_20_2" text:outline-level="2"><text:span text:style-name="T14">(</text:span>INFOBLOCK<text:span text:style-name="T14">)</text:span> <text:span text:style-name="T19">Teamplay</text:span></text:h>
      <text:p text:style-name="P41"><text:span text:style-name="T19">Durch das Synchronisieren haben Spieler die Möglichkeit sehr effizient zusammenzuarbeiten und besonders kreative und wirkungsvolle </text:span><text:span text:style-name="T15">Handlung</text:span><text:span text:style-name="T17">en</text:span><text:span text:style-name="T19"> gemeinsam auszuführen. Außerdem reduziert sich durch synchronisierte Handlungen auch die Wartezeit der Spieler innerhalb des Kampfes</text:span><text:span text:style-name="T18">, wodurch dieser noch dynamischer und actionreicher wird.</text:span></text:p>
      <text:h text:style-name="P47" text:outline-level="2"><text:span text:style-name="T14">(</text:span>INFOBLOCK<text:span text:style-name="T14">) </text:span><text:span text:style-name="T26">Der Feind meines Feindes</text:span></text:h>
      <text:p text:style-name="P28">Regeln wenn mehr als zwei Parteien (Spieler – Gegner) im Kampf involviert sind</text:p>
      <text:h text:style-name="P43" text:outline-level="1">Aktion<text:span text:style-name="T20">spunkte</text:span></text:h>
      <text:p text:style-name="P41"><text:span text:style-name="T45">Während des Kampfes </text:span><text:span text:style-name="T26">müssen </text:span><text:span text:style-name="T6">Kämpfer Aktionspunkte (AP) </text:span><text:span text:style-name="T26">sammeln und diese dann einsetzen, um </text:span><text:span text:style-name="T15">Handlung</text:span><text:span text:style-name="T17">en</text:span><text:span text:style-name="T26"> auszuführen. Die Menge an eingesetzten AP pro Aktion ist ein Maß für die investierte Zeit. Beispielsweise ist ein besonders gezielter Angriff aufwändiger und benötigt mehr AP als ein willkürlicher Dauerbeschuss</text:span><text:span text:style-name="T6">.</text:span></text:p>
      <text:h text:style-name="Heading_20_2" text:outline-level="2">Sammeln</text:h>
      <text:p text:style-name="P24"><text:span text:style-name="T6">Zu </text:span>Beginn der Spielerphase <text:span text:style-name="T6">erhält jeder Spieler </text:span><text:span text:style-name="T5">jeweils </text:span><text:span text:style-name="T6">+1 AP, </text:span><text:span text:style-name="T26">welcher entweder direkt eingesetzt oder aufgespart werden kann</text:span>. <text:span text:style-name="T6">Ein Spieler darf maximal </text:span><text:span text:style-name="T26">5 </text:span><text:span text:style-name="T6">AP </text:span><text:span text:style-name="T26">aufsparen, weitere AP darüber verfallen. Gegner </text:span><text:span text:style-name="T43">erhalten </text:span><text:span text:style-name="T26">zu Beginn der Gegnerphase </text:span><text:span text:style-name="T43">ihre AP und haben das selbe Maximum</text:span><text:span text:style-name="T26">.</text:span></text:p>
      <text:h text:style-name="Heading_20_4" text:outline-level="4">Einzelkampf</text:h>
      <text:p text:style-name="P27">Wenn zu Beginn der Spielerphase nur ein einziger Spieler im Kampf beteiligt ist, erhält dieser +1 zusätzlichen AP. Dieser Bonus gilt sowohl für Situationen, wo der Spieler alleine den Kampf gestartet hat, als auch während des Kampfes, wenn alle anderen Spieler geflüchtet oder kampfunfähig sind. </text:p>
      <text:p text:style-name="P27">Auch Gegner erhalten diesen Bonus, wenn sie alleine kämpfen.</text:p>
      <text:h text:style-name="Heading_20_4" text:outline-level="4">Hinterhalt</text:h>
      <text:p text:style-name="P22">Wenn <text:span text:style-name="T42">die Spieler den </text:span>Kampf durch einen erfolgreichen Hinterhalt <text:span text:style-name="T42">eröffnen</text:span>, erhält diese einen <text:span text:style-name="T42">Vorteil: Sie starten den Kampf bereits </text:span>mit <text:span text:style-name="T26">5</text:span> AP und können so direkt ihren Gegnern zusetzen.</text:p>
      <text:p text:style-name="P38">Sollten hingegen die Spieler in einen Hinterhalt geraten, so starten die Gegner mit 5 AP.</text:p>
      <text:h text:style-name="Heading_20_2" text:outline-level="2">Verwendung</text:h>
      <text:p text:style-name="P39">Sobald die Spieler am Zug sind können diese ihre AP einsetzen, um verschiedene Handlungen auszuführen. Bei synchronisierten Handlungen, muss jeder Spieler selbst seine AP-Kosten bezahlen.</text:p>
      <text:h text:style-name="Heading_20_4" text:outline-level="4">Typische Handlungen</text:h>
      <text:p text:style-name="P39">Kamfptypische Handlungen wie Attackieren, Verteidigen und Bewegen haben klar definierte AP-Kosten und Effekte. Diese werden auf den folgenden Seiten näher erläutert.</text:p>
      <text:h text:style-name="Heading_20_4" text:outline-level="4">Weitere Aktionen</text:h>
      <text:p text:style-name="P39">Spieler können auch kreative Ideen einbringen und sich eigene Aktionen ausdenken, Die AP-Kosten und Effekte werden durch Meisterentscheid festgelegt.</text:p>
      <text:h text:style-name="P43" text:outline-level="1">Bonusaktion</text:h>
      <text:p text:style-name="P9">Durch bestimmte Merkmale und Gegenstände oder auch durch den Einfluss der Umgebung können Spieler und Gegner die Möglichkeit bekommen, Bonusaktionen auszuführen. </text:p>
      <text:p text:style-name="P9">Für Bonusaktionen gelten die selben Regeln wie für normale Aktionen. Der einzige Unterschied liegt darin, dass Bonusaktionen jederzeit, also auch außerhalb der eigenen Kampfphase, eingesetzt werden können und die aktuelle Kampfphase beim Einsatz nicht beenden. <text:span text:style-name="T30">Die nötigen AP-Kosten müssen wie gewohnt bezahlt werden.</text:span></text:p>
      <text:h text:style-name="P44" text:outline-level="1">Angriffs-Aktion</text:h>
      <text:p text:style-name="P12">Wenn Spieler einen Gegner mit einer ihrer Waffen angreifen wollen, müssen diese eine Angriffs-Aktion ausführen. Die benötigten AP der Angriffs-Aktion wird durch die verwendete Waffe bestimmt. Leichte Waffen benötigen tendenziell weniger AP für einen Angriff als schwere Waffen. <text:span text:style-name="T21">Außerdem muss das Ziel innerhalb Reichweite der verwendeten Waffen sein.</text:span></text:p>
      <text:h text:style-name="Heading_20_2" text:outline-level="2">Waffenprobe</text:h>
      <text:p text:style-name="P32">Sobald ein Spieler eine Angriffs-Aktion ausführt und AP dafür eingesetzt hat, muss dieser eine Waffenprobe ablegen. Ist die Waffenprobe erfolgreich, so trifft der Angriff und der Gegner erleidet so viel Schaden wie die Waffe verursacht. </text:p>
      <text:h text:style-name="Heading_20_4" text:outline-level="4">Zielen</text:h>
      <text:p text:style-name="P12"><text:span text:style-name="T30">Spieler können freiwillig +1 </text:span>AP <text:span text:style-name="T30">mehr </text:span>einzusetzen als notwendig, um <text:span text:style-name="T30">den Angriff gezielt durchzuführen. Die Waffenprobe erhält dadurch +1 Bonuswürfel für den Angriff. Möchte ein Spieler noch mehr AP einsetzen, so erhält die Waffenprobe +1 Bonuswürfel pro zusätzlichem AP.</text:span></text:p>
      <text:h text:style-name="Heading_20_4" text:outline-level="4">Mehrere Angriffe</text:h>
      <text:p text:style-name="P33">Innerhalb einer Angriffs-Aktion kann ein Spieler auch mehrere Angriffe ausführen, sofern dieser genügen AP zur Verfügung hat. Für jeden Angriff müssen die Spieler ihre AP-Kosten einsetzen und eine eigene <text:span text:style-name="T21">Waffenprobe </text:span>ausführen<text:span text:style-name="T21">.</text:span></text:p>
      <text:p text:style-name="P13">Möchte ein Spieler die mehrfachen Angriffe <text:span text:style-name="T21">auf </text:span>unterschiedliche Ziele <text:span text:style-name="T31">ausführen</text:span>, so <text:span text:style-name="T21">erhalten alle Waffenproben </text:span>für jedes <text:span text:style-name="T21">zusätzliche </text:span>Ziel +1 Maluswürfel.</text:p>
      <text:h text:style-name="P43" text:outline-level="1"><text:span text:style-name="T25">V</text:span>erteidigungs-Aktionen</text:h>
      <text:p text:style-name="P14">Um sich vor gegnerischen Angriffen zu schützen, können Kämpfer <text:span text:style-name="T22">eine Verteidigu</text:span><text:span text:style-name="T23">n</text:span><text:span text:style-name="T22">gshaltung einnehmen und sich somit bereit machen in gegnerische Angriffen </text:span><text:span text:style-name="T32">a</text:span><text:span text:style-name="T22">uszuweichen oder </text:span><text:span text:style-name="T32">diese </text:span><text:span text:style-name="T22">abzuwehren</text:span>.</text:p>
      <text:h text:style-name="Heading_20_2" text:outline-level="2">Verteidigung</text:h>
      <text:p text:style-name="P20"><text:span text:style-name="T22">Die Verteidigungs-Aktion </text:span><text:span text:style-name="T32">ist immer eine Bonusaktion und </text:span><text:span text:style-name="T22">benötigt 1 AP. </text:span><text:span text:style-name="T32">Durch das Einsetzen der Verteidigungs-Aktion </text:span><text:span text:style-name="T22">erhöht </text:span><text:span text:style-name="T32">sich </text:span><text:span text:style-name="T22">die Verteidigung des Kämpfers um +2. Das bedeutet, dass alle Angriffe gegen den Kämpfer um -2 erschwert sind. Diese </text:span><text:span text:style-name="T32">Verteidigung </text:span><text:span text:style-name="T22">gilt solange, bis der Kämpfer </text:span><text:span text:style-name="T32">seine nächste </text:span><text:span text:style-name="T22">Aktion ausführt. </text:span></text:p>
      <text:h text:style-name="P51" text:outline-level="4">Deckung</text:h>
      <text:p text:style-name="P26">Hat der Kämpfer eine Deckung oder andere gute Verteidigungsmöglichkeit in seiner unmittelbaren Nähe, so erhöht sich die Verteidigung, die der Spieler erhält. Die Verteidigung wird durch Meisterentscheid festgelegt.</text:p>
      <text:h text:style-name="Heading_20_4" text:outline-level="4">Flankieren</text:h>
      <text:p text:style-name="P26">Ist ein Gegner in Deckung, so kann dieser flankiert werden, um seinen Verteidigungsbonus zu ignorieren.</text:p>
      <text:h text:style-name="P43" text:outline-level="1">Bewegungs-Aktionen</text:h>
      <text:p text:style-name="P15">Kämpfer können sich im Kampf bewegen, um Gegner zu erreichen, vorteilhafte Positionen zu erreichen oder um aus dem Kampf zu flüchten.</text:p>
      <text:h text:style-name="Heading_20_2" text:outline-level="2">Bewegung</text:h>
      <text:p text:style-name="P15">Wenn die Spieler sich ausschließlich bewegen wollen, <text:span text:style-name="T24">um schnell einen Gegner oder eine Position zu erreichen, können die Spieler 1 AP nutzen, um bis zu 5 Bewegungseinheiten zu laufen. Für jeden </text:span><text:span text:style-name="T32">zusätzlichen </text:span><text:span text:style-name="T24">AP erhöht sich die maximale Distanz um </text:span><text:span text:style-name="T32">+</text:span><text:span text:style-name="T24">5 Bewegungseinheiten.</text:span></text:p>
      <text:h text:style-name="Heading_20_2" text:outline-level="2">Passive Bewegung</text:h>
      <text:p text:style-name="P17">Jedes mal, wenn ein Kämpfer eine <text:span text:style-name="T32">Aktion ausführt, die keine </text:span>nicht Bewegungs-Aktion <text:span text:style-name="T32">ist</text:span>, darf sich der <text:span text:style-name="T32">Kämpfer </text:span>passiv <text:span text:style-name="T32">b</text:span>ewegen. Die zurückgelegt Distanz hängt von der ausgeführten Aktion ab. Für jeden verwendeten AP darf sich der Kämpfe um bis zu 2 Bewegungseinheiten bewegen. Während Aktionen, die Stillstand erfordern, ist keine passive Bewegung möglich.</text:p>
      <text:h text:style-name="Heading_20_2" text:outline-level="2">(INFOBLOCK) BEWEGUNGSEINHEITEN</text:h>
      <text:p text:style-name="P16"><text:span text:style-name="T10">Damit ein Kampf auch dynamisch bleibt, sind auch </text:span><text:span text:style-name="T7">Distanzen und Bewegungen </text:span><text:span text:style-name="T10">nicht exakt festzulegen. Stattdessen werden diese vom </text:span><text:span text:style-name="T7">Spielmeister </text:span><text:span text:style-name="T10">eingeschätzt. Entfernungen und Bewegungsreichweiten werden in Bewegungseinheiten angegeben, wobei unter normal Bedingungen eine Bewegungseinheit ungefähr einem Meter entspricht. Unter erschwerten Bedingung kann der Spielmeister auch festlegen, dass eine Bewegung von einem Meter </text:span><text:span text:style-name="T11">auch mehr als eine Bewegungseinheit benötigt.</text:span></text:p>
      <text:h text:style-name="P43" text:outline-level="1">Attributs-Aktionen</text:h>
      <text:p text:style-name="P18">Im Kampf sind auch weitere körperliche oder mentale Aktionen möglich. Ein kräftiger Kämpfer könnte sich gegen eine Tür stemmen, um diese zu blockieren, während eine intelligenter Kämpfer die Schwachstellen beim Gegner sucht. Charismatische Kämpfer sind in der Lage, ihre Verbündeten durch Zurufe zu unterstützen oder Gegner zu provozieren. Geschickte Kämpfer können ihre Gegner versuchen zu entwaffnen und sich schnell aus Haltegriffen lösen. </text:p>
      <text:h text:style-name="Heading_20_2" text:outline-level="2">Attributsprobe</text:h>
      <text:p text:style-name="P19">Wenn ein Spieler eine Aktion ausführen möchte, welche kein<text:span text:style-name="T33">e Attacke, Verteidigung oder Bewegung </text:span>ist, <text:span text:style-name="T33">muss dieser 2 AP ausgeben. Der Spielmeister wählt eines der vier Attribute aus, welches zur Aktion passt und der Spieler muss eine Attributsprobe auf diese ablegen.</text:span></text:p>
      <text:h text:style-name="Heading_20_4" text:outline-level="4">Konzentration</text:h>
      <text:p text:style-name="P19"><text:span text:style-name="T33">Spieler können zusätzlich +</text:span>1 AP <text:span text:style-name="T33">für eine Attributs-Aktion einsetzen</text:span>. <text:span text:style-name="T33">Dadurch erhält die Attributsprobe </text:span>+1 Bonuswürfel. <text:span text:style-name="T33">Möchte ein Spieler seine Chancen weiter erhöhen, so erhält der Spieler pro zusätzlichen AP während der Aktion +1 Bonuswürfel</text:span> <text:span text:style-name="T33">auf die Attributsprobe.</text:span></text:p>
      <text:h text:style-name="Heading_20_4" text:outline-level="4">Basis-Aktionen</text:h>
      <text:p text:style-name="P34"><text:span text:style-name="T7">Alle Aktionen, die keine besondere Herausforderung darstellen </text:span><text:span text:style-name="T33">sind</text:span><text:span text:style-name="T7"> </text:span><text:span text:style-name="T15">Basis-Aktionen </text:span><text:span text:style-name="T16">und erfordern keine Attributsprobe. Es genügt wenn die Spieler lediglich 2 AP einsetzen</text:span><text:span text:style-name="T7">. </text:span></text:p>
      <text:h text:style-name="P43" text:outline-level="1">Waffen</text:h>
      <text:p text:style-name="P1">Waffen werden im Kampf eingesetzt, um Gegnern durch Angriffe zu besiegen. Dabei ist jede Waffe einzigartig und unterscheidet sich in verschiedenen Faktoren.</text:p>
      <text:h text:style-name="Heading_20_2" text:outline-level="2">Reichweite</text:h>
      <text:p text:style-name="P6">Um mit einer Waffe überhaupt angreifen zu können, muss das Ziel in Reichweite stehen. Reichweiten sind in vier Kategorien eingeteilt, die eine grobe Distanz abdecken. Ob ein Ziel in Reichweite steht oder wie weit ein Kämpfer noch laufen muss, wird durch Meisterentscheid festgelegt.</text:p>
      <text:h text:style-name="Heading_20_4" text:outline-level="4">Nahkampf</text:h>
      <text:p text:style-name="P6">Nahkampfwaffen reichen so weit sie mit ihrem Arm kommen bis hin zu 1-2 Metern. </text:p>
      <text:h text:style-name="Heading_20_4" text:outline-level="4">Gefecht</text:h>
      <text:p text:style-name="P6">Das Feuergefecht erstreckt sich typischer Weise über geschlossene Räumlichkeiten, Gassen oder ähnliches. Die Reichweite reicht bis ungefähr 15 Metern.</text:p>
      <text:h text:style-name="Heading_20_4" text:outline-level="4">Schlacht</text:h>
      <text:p text:style-name="P6">Auf einem offenen Schlachtfeld sind die Distanzen deutlich größer. Waffen mit dieser Reichweite können bis ungefähr 50 Meter angreifen.</text:p>
      <text:h text:style-name="Heading_20_4" text:outline-level="4">Weitläufig</text:h>
      <text:p text:style-name="P6">Die präzisesten Waffen erreichen eine weitläufige Reichweite, die soweit das Auge reicht <text:span text:style-name="T8">alles abdeckt</text:span>.</text:p>
      <text:h text:style-name="Heading_20_2" text:outline-level="2">AP-Kosten</text:h>
      <text:p text:style-name="P6">Verschiedene Waffen können unterschiedlich schnell abgefeuert oder geschwungen werden. <text:span text:style-name="T8">Die AP-Kosten gibt an, wie viele Aktionspunkte ein Spieler einsetzen muss, um einen einzigen Angriff mit der Waffe auszuführen. Je höher die AP-Kosten einer Waffe, desto langsamer greift man mit der Waffe an und desto mehr Zeit muss ein Spieler beim Angriff aufbringen.</text:span></text:p>
      <text:h text:style-name="P48" text:outline-level="2">Genauigkeit</text:h>
      <text:p text:style-name="P8">Jede Waffe hat einen <text:span text:style-name="T37">Genauigkeitswert</text:span>. Dieser beschreibt, wie <text:span text:style-name="T37">präzise die Waffe ist</text:span>. <text:span text:style-name="T37">Je präziser die Waffe, desto leichter ist es, erfolgreiche Angriffe auszuführen.</text:span></text:p>
      <text:h text:style-name="P49" text:outline-level="2">Schaden</text:h>
      <text:p text:style-name="P7">Bei einem erfolgreichen Treffer verursacht der Kämpfer Schaden an seinem Gegner. <text:span text:style-name="T8">Um den Kampf zu beschleunigen, ist d</text:span>er Schaden dabei konstant. <text:span text:style-name="T8">Der verursachte Schaden wird noch um die Rüstung des Ziels reduziert.</text:span></text:p>
      <text:h text:style-name="P49" text:outline-level="2">Sonstige Effekte</text:h>
      <text:p text:style-name="P37"><text:span text:style-name="T38">Viele Waffen haben besondere Eigenschaften, wodurch sie </text:span><text:span text:style-name="T39">wirklich </text:span><text:span text:style-name="T38">einzigartig werden. </text:span><text:span text:style-name="T39">Sollte eine dieser Eigenschaften eine der vorherigen Regeln widersprechen, so gilt dies als Ausnahme der Regel. </text:span></text:p>
      <text:h text:style-name="Heading_20_2" text:outline-level="2"><text:soft-page-break/>WAFFENLOS</text:h>
      <text:p text:style-name="P36">Auch ohne Waffen können Angriffe ausgeführt werden. In dem Fall hat der Angriff eine Nahkampf-Reichweite, kostet 2 AP <text:span text:style-name="T34">und hat eine grundsätzliche Erschwerung um -2</text:span>. Bei Erfolg fügt dieser <text:span text:style-name="T34">Schaden in Höhe des Athletikwerts</text:span> zu.</text:p>
      <text:h text:style-name="P45" text:outline-level="1">Fokusaktion</text:h>
      <text:p text:style-name="P29">Ein geduldiger Kämpfer sucht sich den perfekten Zeitpunkt, um <text:span text:style-name="T27">mit einer einzigen Aktion das gesamte Kampfgeschehen zu dominieren. Solche waghalsigen Aktionen bringen </text:span><text:span text:style-name="T28">aber auch immer </text:span><text:span text:style-name="T27">ein gewissen Risiko mit sich.</text:span></text:p>
      <text:h text:style-name="P50" text:outline-level="2">Ansage</text:h>
      <text:p text:style-name="P30">Sobald ein Kämpfer 5 AP zur Verfügung hat, kann sich dieser entscheiden, alles auf eine Karte zu setzen und eine Fokusaktion auszuführen. Sobald ein Spieler dies angesagt hat, kann er die Entscheidung auch nicht zurücknehmen.</text:p>
      <text:p text:style-name="P30">Dann beschreibt der Spieler seine gewünschte epische Aktion zu detailgetreu wie möglich. Danach entscheidet der Spielmeister, wie hoch der Bonus bei dem kommenden Würfelwurf ist. Je höher der Bonus, desto höher die Wahrscheinlichkeit auf Erfolg. Auch vorteilhafte Positionen oder geschwächte Gegner sollen den Bonus erhöhen.</text:p>
      <text:h text:style-name="P50" text:outline-level="2">Würfelwurf</text:h>
      <text:p text:style-name="P30">Sobald der Bonus festgelegt wurde, würfelt der Spieler mit einem d12 und addiert den festgelegten Bonus auf das Würfelergebnis. Ziel ist es, ein Ergebnis von 10 oder höher zu erreichen, um ein kritischen Erfolg zu erreichen.</text:p>
      <text:h text:style-name="P52" text:outline-level="4">Kritischer Erfolg</text:h>
      <text:p text:style-name="P30">Hat der Spieler ein Ergebnis von 10 oder höher erreicht, dann ist die Fokusaktion erfolgreich und der Spieler <text:span text:style-name="T29">führt seine angesagt Aktion aus. Damit sollte der Spieler einen signifikanten Einfluss auf das Kampfgeschehen haben, wenn nicht sogar den Kampf siegreich beenden.</text:span></text:p>
      <text:h text:style-name="P52" text:outline-level="4">Kritischer Fehlschlag</text:h>
      <text:p text:style-name="P31">Sollte das Ergebnis unter 10 liegen, so ist die Fokusaktion fehlgeschlagen und der Spieler wird für sein waghalsiges Verhalten bestraft. Das Ausmaß des Fehlschlags wird durch Meisterentschied festgelegt. Auch hier sollte die Beschreibung des Fehlschlages lebhaft und einflussreich auf das Kampfgeschehen sein.</text:p>
      <text:h text:style-name="P50" text:outline-level="2">Synchronisierte Fokusaktion</text:h>
      <text:p text:style-name="P40">Auch Fokuskationen können von den Spielern synchronisiert werden, um einen noch wirkungsvolleren Einfluss auf das Spielgeschehen zu haben. Dafür müssen alle beteiligten Spieler 5 AP einsetzen. Beim Ansagen der synchronisierten Fokusaktion müssen die Spieler zusammenarbeiten und können im Wechsel ihre epische Aktion detailgetreu beschreiben.</text:p>
      <text:p text:style-name="P23">Alle beteiligten Spieler erhalten den selben Bonus für den Würfelwurf. Bei der synchronisierten Fokusaktion genügt es, wenn nur einer der beteiligten Spieler ein Ergebnis von 10 oder höher erreicht, damit die gesamte Fokusaktion ein kritischer Erfolg ist.</text:p>
      <text:h text:style-name="P43" text:outline-level="1">Akimbo</text:h>
      <text:p text:style-name="P35">Spieler können bis zu zwei Waffen ausrüsten. Normalerweise dürfen Spieler pro Kampfphase nur eine Waffe benutzen.Sollte sich ein Spieler jedoch dazu entscheiden, beide seine Waffen gleichzeitig zu führen, darf dieser innerhalb einer Kampfphase beide verwenden.</text:p>
      <text:h text:style-name="Heading_20_4" text:outline-level="4">Geteilte Kosten</text:h>
      <text:p text:style-name="P35">Bei Attacken mit zwei Waffen dürfen die genutzten AP auf beide Waffen gleichzeitig verwendet werden. Er muss nicht die AP-Kosten beider Waffen einzeln bezahlen. Somit kann der Spieler bei einem Angriff mit wenig AP trotzdem mehrere Angriffe ausführen.</text:p>
      <text:h text:style-name="Heading_20_4" text:outline-level="4">Maluswürfel</text:h>
      <text:p text:style-name="P35">Die gleichzeitige Führung zweier Waffen ist einer besondere Herausforderung, deshalb erhält der Spieler +1 Maluswürfel auf alle Waffenproben.</text:p>
      <text:h text:style-name="Heading_20_4" text:outline-level="4">Unterschiedliche Ziele</text:h>
      <text:p text:style-name="P35">Die Angriffe der beiden Waffen müssen nicht unbedingt auf das gleiche Ziel gerichtet sein. Sollte während einer Aktion mehr als ein Ziel attackiert werden, erhält der Spieler auch hier +1 Maluswürfel für jedes zusätzliche Ziel.</text:p>
      <text:h text:style-name="P43" text:outline-level="1">Gegenstände</text:h>
      <text:p text:style-name="P21">Neben Waffen können sich auch weitere Hilfsmittel als sehr praktisch im Kampf erweisen. Je kreativer die Spieler, desto effizienter können verschiedene Gegenstände im Kampf eingesetzt werden.</text:p>
      <text:h text:style-name="Heading_20_4" text:outline-level="4">Umgebung</text:h>
      <text:p text:style-name="P21">Wenn Gegenstände in der unmittelbaren Umgebung zur Verfügung stehen, können diese direkt <text:span text:style-name="T43">verwendet</text:span> werden, ohne dafür zusätzliche AP einzusetzen. Die Effekte durch improvisierte Gegenstände wird durch Meisterentscheid festgelegt.</text:p>
      <text:h text:style-name="Heading_20_4" text:outline-level="4">Kampfbereit<text:span text:style-name="T43">e Slots</text:span></text:h>
      <text:p text:style-name="P21">Einige Taschen bieten spezielle Slots, die kampfbereit sind. Alle Gegenstände in diesen Slots sind sehr schnell greifbar und somit auch im Kampf ohne den Einsatz von zusätzlichen AP direkt nutzbar. <text:span text:style-name="T43">Damit</text:span> können die Spieler sich auf Kämpfe vorbereiten, indem sie passende Gegenstände in ihre <text:span text:style-name="T35">k</text:span>ampfbereiten Slots legen.</text:p>
      <text:h text:style-name="Heading_20_4" text:outline-level="4">Tasche</text:h>
      <text:p text:style-name="P21">Gegenstände <text:span text:style-name="T43">in nicht kampfbereiten Slots sind </text:span>in den Taschen sind soweit verstaut, dass diese nicht schnell greifbar sind. <text:span text:style-name="T43">Somit sind diese im Kampf nur schwer einsetzbar. </text:span>Möchte ein Spieler unbedingt etwas aus seinen Taschen nutzen, so muss sein Charakter zunächst seinen Rucksack ablegen und den benötigten Gegenstand heraus holen. Die ist nur möglich, wenn der Spieler <text:span text:style-name="T35">dafür 5 AP </text:span>verwende<text:span text:style-name="T36">n</text:span>.</text:p>
      <text:h text:style-name="P43" text:outline-level="1">Gegner</text:h>
      <text:p text:style-name="P56">Im Kampf werden Gegner durch den Spielmeister verkörpert. Er entscheidet und beschreibt die Aktionen der Gegner. Grundsätzlich gelten dabei alle Kampf-Regeln genau so wie bei den Spielern.</text:p>
      <text:h text:style-name="Heading_20_4" text:outline-level="4">Lebenspunkte</text:h>
      <text:p text:style-name="P56">Die Lebenspunkte der Gegner werden nicht durch Ankreuzen wie bei den Spielern festgehalten. Stattdessen hat jeder Gegner einen Wert an Lebenspunkte, der reduziert wird bei Schaden. Fällt ein Gegner auf 0 Lebenspunkte, so ist dieser ausgeschaltet.</text:p>
      <text:h text:style-name="Heading_20_2" text:outline-level="2">Handlanger</text:h>
      <text:p text:style-name="P53">Neben den normalen Gegnern gibt es noch Handlanger-Gegner. Diese sind schwache Gegner, die meist in großer Zahl die Spieler angreifen. </text:p>
      <text:h text:style-name="Heading_20_4" text:outline-level="4">Schwach</text:h>
      <text:p text:style-name="P53">Jeder Handlanger hat nur 1 Lebenspunkt und <text:span text:style-name="T47">kann somit leicht durch </text:span>eine einzige Attacke oder Aktion ausgeschaltet <text:span text:style-name="T47">werden</text:span>. </text:p>
      <text:h text:style-name="Heading_20_4" text:outline-level="4">Gemeinsame Aktionspunkt</text:h>
      <text:p text:style-name="P53">Alle Handlanger teilen die selben AP. Pro Zug erhalten alle Handlanger gemeinsam +2 AP. <text:span text:style-name="T46">Jeder Handlanger kann die gemeinsamen AP einsetzen, um Aktionen auszuführen.</text:span></text:p>
      <text:h text:style-name="Heading_20_4" text:outline-level="4">Keine Einzelkämpfer</text:h>
      <text:p text:style-name="P54">Handlanger <text:span text:style-name="T46">werden </text:span>für <text:span text:style-name="T46">die </text:span>Einzelkampf-Regel ignoriert. Das heißt, ein einzelner Handlanger bekommt <text:span text:style-name="T46">weiterhin +2 AP und </text:span>keine zusätzlichen AP. </text:p>
      <text:p text:style-name="P54"><text:span text:style-name="T46">Außerdem </text:span>gilt, dass ein einzelner normale<text:span text:style-name="T46">r</text:span> Gegner mit Handlangern an seiner Seite, trotzdem als Einzekämpfer gilt und somit +1 AP pro Gegnerphase erhält.</text:p>
      <text:h text:style-name="Heading_20_4" text:outline-level="4">Unbesonders</text:h>
      <text:p text:style-name="P54">Handlanger sind keine besonderen Gegner. Sie können keine All-Ins ausführen und somit das Kampfgeschehen nur mäßig beeinflussen.</text:p>
      <text:h text:style-name="Heading_20_2" text:outline-level="2">Mehrparteikämpfe</text:h>
      <text:p text:style-name="P55">In manchen Situationen gibt es mehr als nur die Spieler- und eine Gegnerpartei, die gegeneinander kämpfen. Wenn es noch eine eine weitere feindliche Partei gibt, welche nicht zur ersten Gegnerpartei gehören, erhalten diese auch eine eigene Phase. Somit folgt nach der Phase der ersten Gegner zunächst die Phase der zweiten Gegner, bevor die Spieler wieder am Zug si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Aeternum_20_Body" style:display-name="Aeternum Body" style:family="paragraph">
      <style:paragraph-properties fo:margin-top="0in" fo:margin-bottom="0in" style:contextual-spacing="false" fo:line-height="100%" fo:text-align="start" style:justify-single-word="false" fo:keep-together="always" fo:orphans="0" fo:widows="0" fo:text-indent="0.1181in" style:auto-text-indent="false" fo:keep-with-next="always"/>
      <style:text-properties fo:color="#2b5054" loext:opacity="100%" style:text-line-through-style="none" style:text-line-through-type="none" style:font-name="Open Sans" fo:font-family="'Open Sans'" style:font-family-generic="roman" style:font-pitch="variable" fo:font-size="11pt" fo:letter-spacing="normal" fo:language="en" fo:country="US" fo:font-style="normal" style:text-underline-style="none" fo:font-weight="normal" style:letter-kerning="false" style:font-size-asian="11pt" style:font-style-asian="normal" style:font-weight-asian="normal"/>
    </style:style>
    <style:style style:name="Aeternum_20_Text2" style:display-name="Aeternum Text2" style:family="paragraph" style:parent-style-name="Aeternum_20_Body" style:next-style-name="Aeternum_20_Body">
      <style:paragraph-properties fo:margin-top="0.1945in" fo:margin-bottom="0.0555in" style:contextual-spacing="false" fo:line-height="100%" fo:text-align="center" style:justify-single-word="false" fo:text-indent="0in" style:auto-text-indent="false"/>
      <style:text-properties style:font-name="Open Sans" fo:font-family="'Open Sans'" style:font-family-generic="roman" style:font-pitch="variable" fo:font-size="13pt" fo:font-style="normal" fo:font-weight="normal" style:font-size-asian="13pt" style:font-style-asian="normal" style:font-weight-asian="normal"/>
    </style:style>
    <style:style style:name="Aeternum_20_Text3" style:display-name="Aeternum Text3" style:family="paragraph" style:parent-style-name="Aeternum_20_Body" style:next-style-name="Aeternum_20_Body">
      <style:paragraph-properties fo:margin-top="0.0972in" fo:margin-bottom="0in" style:contextual-spacing="false" fo:line-height="100%" fo:text-indent="0in" style:auto-text-indent="false"/>
      <style:text-properties style:font-name="Open Sans" fo:font-family="'Open Sans'" style:font-family-generic="roman" style:font-pitch="variable" fo:font-size="13pt" fo:language="en" fo:country="US" fo:font-style="normal" fo:font-weight="bold" style:font-size-asian="13pt" style:font-style-asian="normal" style:font-weight-asian="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2T11:20:49.473000000</meta:creation-date>
    <dc:date>2024-06-11T18:39:01.079000000</dc:date>
    <meta:editing-duration>PT9H31M48S</meta:editing-duration>
    <meta:editing-cycles>49</meta:editing-cycles>
    <meta:generator>LibreOffice/24.2.3.2$Windows_X86_64 LibreOffice_project/433d9c2ded56988e8a90e6b2e771ee4e6a5ab2ba</meta:generator>
    <meta:document-statistic meta:table-count="0" meta:image-count="0" meta:object-count="0" meta:page-count="14" meta:paragraph-count="150" meta:word-count="2626" meta:character-count="18782" meta:non-whitespace-character-count="16289"/>
  </office:meta>
</office:document-meta>
</file>